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ny">
      <style:text-properties fo:font-size="12pt" fo:language="pl" fo:country="PL" style:font-size-asian="12pt" style:font-size-complex="12pt"/>
    </style:style>
    <style:style style:name="P2" style:family="paragraph" style:parent-style-name="Normalny">
      <style:text-properties fo:font-size="12pt" fo:language="pl" fo:country="PL" fo:font-weight="bold" style:font-size-asian="12pt" style:font-weight-asian="bold" style:font-size-complex="12pt"/>
    </style:style>
    <style:style style:name="P3" style:family="paragraph" style:parent-style-name="Akapit_20_z_20_listą" style:list-style-name="L1"/>
    <style:style style:name="P4" style:family="paragraph" style:parent-style-name="Akapit_20_z_20_listą" style:list-style-name="L1">
      <style:text-properties officeooo:paragraph-rsid="000a935d"/>
    </style:style>
    <style:style style:name="P5" style:family="paragraph" style:parent-style-name="Normalny" style:master-page-name="MP0">
      <style:paragraph-properties fo:text-align="center" style:justify-single-word="false" style:page-number="auto" fo:break-before="page"/>
      <style:text-properties fo:font-size="16pt" fo:language="pl" fo:country="PL" fo:font-weight="bold" style:font-size-asian="16pt" style:font-weight-asian="bold" style:font-size-complex="16pt"/>
    </style:style>
    <style:style style:name="T1" style:family="text">
      <style:text-properties fo:font-size="12pt" fo:language="pl" fo:country="PL" fo:font-weight="bold" style:font-size-asian="12pt" style:font-weight-asian="bold" style:font-size-complex="12pt"/>
    </style:style>
    <style:style style:name="T2" style:family="text">
      <style:text-properties fo:font-size="12pt" fo:language="pl" fo:country="PL" style:font-size-asian="12pt" style:font-size-complex="12pt"/>
    </style:style>
    <style:style style:name="T3" style:family="text">
      <style:text-properties fo:color="#222222" fo:font-size="12pt" fo:language="pl" fo:country="PL" fo:background-color="#ffffff" loext:char-shading-value="0" style:font-size-asian="12pt" style:font-name-complex="Calibri" style:font-size-complex="12pt"/>
    </style:style>
    <style:style style:name="T4" style:family="text">
      <style:text-properties fo:color="#222222" fo:font-size="12pt" fo:language="pl" fo:country="PL" officeooo:rsid="000a935d" fo:background-color="#ffffff" loext:char-shading-value="0" style:font-size-asian="12pt" style:font-name-complex="Calibri" style:font-size-complex="12pt"/>
    </style:style>
    <style:style style:name="T5" style:family="text">
      <style:text-properties fo:color="#222222" fo:font-size="12pt" fo:language="pl" fo:country="PL" style:font-size-asian="12pt" style:font-name-complex="Calibri" style:font-size-complex="12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ystem plików</text:p>
      <text:list xml:id="list3959976744" text:style-name="L1">
        <text:list-item>
          <text:p text:style-name="P4"><text:span text:style-name="Domyślna_20_czcionka_20_akapitu"><text:span text:style-name="T1">Treść zadania:<text:line-break/></text:span></text:span><text:span text:style-name="Domyślna_20_czcionka_20_akapitu"><text:span text:style-name="T3">W </text:span></text:span><text:span text:style-name="m_5f_6072175016280637003gmail-il"><text:span text:style-name="T3">pliku</text:span></text:span><text:span text:style-name="Domyślna_20_czcionka_20_akapitu"><text:span text:style-name="T3"> na dysku należy zorganizować system </text:span></text:span><text:span text:style-name="m_5f_6072175016280637003gmail-il"><text:span text:style-name="T3">plik</text:span></text:span><text:span text:style-name="Domyślna_20_czcionka_20_akapitu"><text:span text:style-name="T3">ów z wielopoziomowym katalogiem.</text:span></text:span><text:span text:style-name="Domyślna_20_czcionka_20_akapitu"><text:span text:style-name="T5"><text:line-break/></text:span></text:span><text:span text:style-name="Domyślna_20_czcionka_20_akapitu"><text:span text:style-name="T3">Należy zrealizować aplikację konsolową, przyjmującą polecenia, wywoływaną z nazwą </text:span></text:span><text:span text:style-name="m_5f_6072175016280637003gmail-il"><text:span text:style-name="T3">pliku</text:span></text:span><text:span text:style-name="Domyślna_20_czcionka_20_akapitu"><text:span text:style-name="T3"> implementującego dysk wirtualny.</text:span></text:span><text:span text:style-name="Domyślna_20_czcionka_20_akapitu"><text:span text:style-name="T5"><text:line-break/></text:span></text:span><text:span text:style-name="Domyślna_20_czcionka_20_akapitu"><text:span text:style-name="T3">Należy zaimplementować następujące operacje, dostępne dla użytkownika tej</text:span></text:span><text:span text:style-name="Domyślna_20_czcionka_20_akapitu"><text:span text:style-name="T5"><text:line-break/></text:span></text:span><text:span text:style-name="Domyślna_20_czcionka_20_akapitu"><text:span text:style-name="T3">aplikacji:</text:span></text:span><text:span text:style-name="Domyślna_20_czcionka_20_akapitu"><text:span text:style-name="T5"><text:line-break/></text:span></text:span><text:span text:style-name="Domyślna_20_czcionka_20_akapitu"><text:span text:style-name="T3">- tworzenie wirtualnego dysku (gdy </text:span></text:span><text:span text:style-name="m_5f_6072175016280637003gmail-il"><text:span text:style-name="T3">plik</text:span></text:span><text:span text:style-name="Domyślna_20_czcionka_20_akapitu"><text:span text:style-name="T3"> wirtualnego dysku będący parametrem nie istnieje to pytamy się o utworzenie przed przejściem do interakcji) - jak odpowiedź negatywna to kończymy program. Parametrem polecenia powinien być rozmiar tworzonego systemu </text:span></text:span><text:span text:style-name="m_5f_6072175016280637003gmail-il"><text:span text:style-name="T3">plik</text:span></text:span><text:span text:style-name="Domyślna_20_czcionka_20_akapitu"><text:span text:style-name="T3">ów w bajtach. Dopuszcza się utworzenie systemu</text:span></text:span><text:span text:style-name="Domyślna_20_czcionka_20_akapitu"><text:span text:style-name="T5"><text:line-break/></text:span></text:span><text:span text:style-name="Domyślna_20_czcionka_20_akapitu"><text:span text:style-name="T3">nieznacznie większego lub mniejszego, gdy wynika to z przyjętych założeń dotyczących budowy.</text:span></text:span><text:span text:style-name="Domyślna_20_czcionka_20_akapitu"><text:span text:style-name="T5"><text:line-break/></text:span></text:span><text:span text:style-name="Domyślna_20_czcionka_20_akapitu"><text:span text:style-name="T3">- kopiowanie </text:span></text:span><text:span text:style-name="m_5f_6072175016280637003gmail-il"><text:span text:style-name="T3">pliku</text:span></text:span><text:span text:style-name="Domyślna_20_czcionka_20_akapitu"><text:span text:style-name="T3"> z dysku systemu na dysk wirtualny,</text:span></text:span><text:span text:style-name="Domyślna_20_czcionka_20_akapitu"><text:span text:style-name="T5"><text:line-break/></text:span></text:span><text:span text:style-name="Domyślna_20_czcionka_20_akapitu"><text:span text:style-name="T3">- utworzenie katalogu na dysku wirtualnym (katalogi mogą być zagnieżdżane - jednym poleceniem mkdir a/b/c tworzymy 3 katalogi)</text:span></text:span><text:span text:style-name="Domyślna_20_czcionka_20_akapitu"><text:span text:style-name="T5"><text:line-break/></text:span></text:span><text:span text:style-name="Domyślna_20_czcionka_20_akapitu"><text:span text:style-name="T3">- usunięcie katalogu z dysku wirtualnego</text:span></text:span><text:span text:style-name="Domyślna_20_czcionka_20_akapitu"><text:span text:style-name="T5"><text:line-break/></text:span></text:span><text:span text:style-name="Domyślna_20_czcionka_20_akapitu"><text:span text:style-name="T3">- kopiowanie </text:span></text:span><text:span text:style-name="m_5f_6072175016280637003gmail-il"><text:span text:style-name="T3">pliku</text:span></text:span><text:span text:style-name="Domyślna_20_czcionka_20_akapitu"><text:span text:style-name="T3"> z dysku wirtualnego na dysk systemu,</text:span></text:span><text:span text:style-name="Domyślna_20_czcionka_20_akapitu"><text:span text:style-name="T5"><text:line-break/></text:span></text:span><text:span text:style-name="Domyślna_20_czcionka_20_akapitu"><text:span text:style-name="T3">- wyświetlanie katalogu dysku wirtualnego z informacją o rozmiarze (sumie) </text:span></text:span><text:span text:style-name="m_5f_6072175016280637003gmail-il"><text:span text:style-name="T3">plik</text:span></text:span><text:span text:style-name="Domyślna_20_czcionka_20_akapitu"><text:span text:style-name="T3">ów w katalogu, rozmiarze </text:span></text:span><text:span text:style-name="m_5f_6072175016280637003gmail-il"><text:span text:style-name="T3">plik</text:span></text:span><text:span text:style-name="Domyślna_20_czcionka_20_akapitu"><text:span text:style-name="T3">ów w katalogu razem z podkatalogami (suma), oraz ilości wolnej pamięci na dysku wirtualnym</text:span></text:span><text:span text:style-name="Domyślna_20_czcionka_20_akapitu"><text:span text:style-name="T5"><text:line-break/></text:span></text:span><text:span text:style-name="Domyślna_20_czcionka_20_akapitu"><text:span text:style-name="T3">- tworzenie twardego dowiązania do </text:span></text:span><text:span text:style-name="m_5f_6072175016280637003gmail-il"><text:span text:style-name="T3">pliku</text:span></text:span><text:span text:style-name="Domyślna_20_czcionka_20_akapitu"><text:span text:style-name="T3"> lub katalogu </text:span></text:span><text:span text:style-name="Domyślna_20_czcionka_20_akapitu"><text:span text:style-name="T4">(niezrealizowane)</text:span></text:span><text:span text:style-name="Domyślna_20_czcionka_20_akapitu"><text:span text:style-name="T5"><text:line-break/></text:span></text:span><text:span text:style-name="Domyślna_20_czcionka_20_akapitu"><text:span text:style-name="T3">- usuwanie </text:span></text:span><text:span text:style-name="m_5f_6072175016280637003gmail-il"><text:span text:style-name="T3">pliku</text:span></text:span><text:span text:style-name="Domyślna_20_czcionka_20_akapitu"><text:span text:style-name="T3"> lub dowiązania z wirtualnego dysku, </text:span></text:span><text:span text:style-name="Domyślna_20_czcionka_20_akapitu"><text:span text:style-name="T4">(niezrealizowane)</text:span></text:span><text:span text:style-name="Domyślna_20_czcionka_20_akapitu"><text:span text:style-name="T5"><text:line-break/></text:span></text:span><text:span text:style-name="Domyślna_20_czcionka_20_akapitu"><text:span text:style-name="T3">- dodanie do </text:span></text:span><text:span text:style-name="m_5f_6072175016280637003gmail-il"><text:span text:style-name="T3">pliku</text:span></text:span><text:span text:style-name="Domyślna_20_czcionka_20_akapitu"><text:span text:style-name="T3"> o zadanej nazwie n bajtów</text:span></text:span><text:span text:style-name="Domyślna_20_czcionka_20_akapitu"><text:span text:style-name="T5"><text:line-break/></text:span></text:span><text:span text:style-name="Domyślna_20_czcionka_20_akapitu"><text:span text:style-name="T3">- skrócenie </text:span></text:span><text:span text:style-name="m_5f_6072175016280637003gmail-il"><text:span text:style-name="T3">pliku</text:span></text:span><text:span text:style-name="Domyślna_20_czcionka_20_akapitu"><text:span text:style-name="T3"> o zadanej nazwie o n bajtów</text:span></text:span><text:span text:style-name="Domyślna_20_czcionka_20_akapitu"><text:span text:style-name="T5"><text:line-break/></text:span></text:span><text:span text:style-name="Domyślna_20_czcionka_20_akapitu"><text:span text:style-name="T3">- wyświetlenie informacji o zajętości dysku.</text:span></text:span></text:p>
        </text:list-item>
      </text:list>
      <text:p text:style-name="P1"/>
      <text:list xml:id="list210626703353670" text:continue-numbering="true" text:style-name="L1">
        <text:list-item>
          <text:p text:style-name="P3"><text:span text:style-name="Domyślna_20_czcionka_20_akapitu"><text:span text:style-name="T1">Realizacja:<text:line-break/></text:span></text:span><text:span text:style-name="Domyślna_20_czcionka_20_akapitu"><text:span text:style-name="T2">Zapis danych na pliku binarnym.</text:span></text:span><text:span text:style-name="Domyślna_20_czcionka_20_akapitu"><text:span text:style-name="T1"><text:line-break/></text:span></text:span><text:span text:style-name="Domyślna_20_czcionka_20_akapitu"><text:span text:style-name="T2">Przestrzeń dysku podzielona jest na bloki o stałej i równej wielkości (np. 8kb) i każdemu z plików przydzielana jest minimalna liczba bloków niezbędna do przechowania go wedle jego zadeklarowanego rozmiaru. Przydzielanie nowych bloków odbywa się na zasadzie znalezienia pierwszego nie zajętego.<text:line-break/>Stosujemy system plików FAT. W początkowych blokach przestrzeni dysku wirtualnego znajduje się struktura odpowiedzialna za przechowywanie podstawowych informacji o dysku jak jego rozmiar, nazwa, ilość przechowywanych plików i wolnych bloków. </text:span></text:span><text:soft-page-break/><text:span text:style-name="Domyślna_20_czcionka_20_akapitu"><text:span text:style-name="T2">Przechowujemy też tablicę struktur odpowiedzialną za przechowywanie informacji o plikach jak ich nazwa, rozmiar w bajtach i adres pierwszego bloku. Tworzymy również tablicę FAT pozwalającą tworzyć łańcuchy bloków składających się na plik poprzez przechowywanie numeru następnego bloku lub ‘-1’ jeśli jest to ostatni blok danego pliku oraz zawierającą informujące o zajętości bloków. W podobny sposób realizujemy sieć folderów.<text:line-break/></text:span></text:span></text:p>
        </text:list-item>
        <text:list-item>
          <text:p text:style-name="P3"><text:span text:style-name="Domyślna_20_czcionka_20_akapitu"><text:span text:style-name="T1">Funkcje:<text:line-break/></text:span></text:span><text:span text:style-name="Domyślna_20_czcionka_20_akapitu"><text:span text:style-name="T2">- discCreate – tworzenie nowego dysku o podanej nazwie i rozmiarze<text:line-break/>- discDel – usuwanie dysku o podanej nazwie<text:line-break/>- vCopym – kopiowanie z dysku wirtualnego na systemowy<text:line-break/>- mCopyv – kopiowanie z dysku systemowego na wirtualny<text:line-break/>- makeDir – tworzenie katalogu<text:line-break/>- delDir – usuwanie katalogu<text:line-break/>- delFile – usuwanie pliku<text:line-break/>- infoDir – wyświetlanie informacji o katalogu i rozmiarach plików<text:line-break/>- addHardCon - <text:s/>dodanie twardego dowiązania<text:line-break/>- removeHardCon – usuwanie twardego dowiązania<text:line-break/>- addSize – zwiększenie pliku<text:line-break/>- removeSize – zmniejszenie pliku<text:line-break/>- showInfo – wyświetlenie ogólnych informacji o dysku wraz z zajętością</text:span></text:span></text:p>
        </text:list-item>
      </text:list>
      <text:p text:style-name="P2"/>
      <text:list xml:id="list210627323700511" text:continue-numbering="true" text:style-name="L1">
        <text:list-item>
          <text:p text:style-name="P3"><text:span text:style-name="Domyślna_20_czcionka_20_akapitu"><text:span text:style-name="T1">Testowanie:<text:line-break/></text:span></text:span><text:span text:style-name="Domyślna_20_czcionka_20_akapitu"><text:span text:style-name="T2">Poprzez uruchamianie operacji na plikach i operacji wyświetlających informacje o nich i porównywanie z oczekiwanymi rezultatami.<text:line-break/>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ny" style:family="paragraph">
      <style:paragraph-properties fo:hyphenation-ladder-count="no-limit"/>
      <style:text-properties fo:hyphenate="false"/>
    </style:style>
    <style:style style:name="Akapit_20_z_20_listą" style:display-name="Akapit z listą" style:family="paragraph" style:parent-style-name="Normalny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omyślna_20_czcionka_20_akapitu" style:display-name="Domyślna czcionka akapitu" style:family="text"/>
    <style:style style:name="m_5f_6072175016280637003gmail-il" style:display-name="m_6072175016280637003gmail-il" style:family="text" style:parent-style-name="Domyślna_20_czcionka_20_akapitu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Filip Przybysz</meta:initial-creator>
    <meta:creation-date>2019-05-13T01:57:00Z</meta:creation-date>
    <dc:date>2020-04-28T21:06:24.887885740</dc:date>
    <meta:editing-cycles>8</meta:editing-cycles>
    <meta:editing-duration>PT2H11M53S</meta:editing-duration>
    <meta:document-statistic meta:table-count="0" meta:image-count="0" meta:object-count="0" meta:page-count="2" meta:paragraph-count="5" meta:word-count="443" meta:character-count="3237" meta:non-whitespace-character-count="2788"/>
    <meta:template xlink:type="simple" xlink:actuate="onRequest" xlink:title="" xlink:href="Normal.dotm"/>
  </office:meta>
</office:document-meta>
</file>